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padding="0.049cm" fo:border="0.06pt solid #d9d9e3"/>
    </style:style>
    <style:style style:name="P2" style:family="paragraph" style:parent-style-name="Text_20_body" style:list-style-name="L1">
      <style:paragraph-properties fo:margin-top="0cm" fo:margin-bottom="0cm" style:contextual-spacing="false" fo:padding="0.049cm" fo:border="0.06pt solid #d9d9e3"/>
      <style:text-properties officeooo:paragraph-rsid="001aeaec"/>
    </style:style>
    <style:style style:name="P3" style:family="paragraph" style:parent-style-name="Text_20_body" style:list-style-name="L1">
      <style:paragraph-properties fo:padding="0.049cm" fo:border="0.06pt solid #d9d9e3"/>
      <style:text-properties officeooo:paragraph-rsid="001aeaec"/>
    </style:style>
    <style:style style:name="P4" style:family="paragraph" style:parent-style-name="Text_20_body" style:list-style-name="L2">
      <style:paragraph-properties fo:margin-top="0cm" fo:margin-bottom="0cm" style:contextual-spacing="false" fo:padding="0.049cm" fo:border="0.06pt solid #d9d9e3"/>
    </style:style>
    <style:style style:name="P5" style:family="paragraph" style:parent-style-name="Text_20_body" style:list-style-name="L2">
      <style:paragraph-properties fo:padding="0.049cm" fo:border="0.06pt solid #d9d9e3"/>
    </style:style>
    <style:style style:name="P6" style:family="paragraph" style:parent-style-name="Text_20_body" style:list-style-name="L3">
      <style:paragraph-properties fo:margin-top="0cm" fo:margin-bottom="0cm" style:contextual-spacing="false" fo:padding="0.049cm" fo:border="0.06pt solid #d9d9e3"/>
    </style:style>
    <style:style style:name="P7" style:family="paragraph" style:parent-style-name="Text_20_body" style:list-style-name="L3">
      <style:paragraph-properties fo:padding="0.049cm" fo:border="0.06pt solid #d9d9e3"/>
    </style:style>
    <style:style style:name="P8" style:family="paragraph" style:parent-style-name="Text_20_body" style:list-style-name="L4">
      <style:paragraph-properties fo:margin-top="0cm" fo:margin-bottom="0cm" style:contextual-spacing="false" fo:padding="0.049cm" fo:border="0.06pt solid #d9d9e3"/>
    </style:style>
    <style:style style:name="P9" style:family="paragraph" style:parent-style-name="Text_20_body" style:list-style-name="L4">
      <style:paragraph-properties fo:padding="0.049cm" fo:border="0.06pt solid #d9d9e3"/>
    </style:style>
    <style:style style:name="P10" style:family="paragraph" style:parent-style-name="Text_20_body">
      <style:paragraph-properties fo:padding="0.049cm" fo:border="0.06pt solid #d9d9e3"/>
      <style:text-properties officeooo:paragraph-rsid="001aeaec"/>
    </style:style>
    <style:style style:name="P11" style:family="paragraph" style:parent-style-name="Text_20_body" style:list-style-name="L5">
      <style:paragraph-properties fo:margin-top="0cm" fo:margin-bottom="0cm" style:contextual-spacing="false" fo:padding="0.049cm" fo:border="0.06pt solid #d9d9e3"/>
    </style:style>
    <style:style style:name="P12" style:family="paragraph" style:parent-style-name="Text_20_body" style:list-style-name="L5">
      <style:paragraph-properties fo:padding="0.049cm" fo:border="0.06pt solid #d9d9e3"/>
    </style:style>
    <style:style style:name="P13" style:family="paragraph" style:parent-style-name="Text_20_body" style:list-style-name="L6">
      <style:paragraph-properties fo:margin-top="0cm" fo:margin-bottom="0cm" style:contextual-spacing="false" fo:padding="0.049cm" fo:border="0.06pt solid #d9d9e3"/>
    </style:style>
    <style:style style:name="P14" style:family="paragraph" style:parent-style-name="Text_20_body" style:list-style-name="L6">
      <style:paragraph-properties fo:padding="0.049cm" fo:border="0.06pt solid #d9d9e3"/>
    </style:style>
    <style:style style:name="P15" style:family="paragraph" style:parent-style-name="Text_20_body" style:list-style-name="L7">
      <style:paragraph-properties fo:margin-top="0cm" fo:margin-bottom="0cm" style:contextual-spacing="false" fo:padding="0.049cm" fo:border="0.06pt solid #d9d9e3"/>
    </style:style>
    <style:style style:name="P16" style:family="paragraph" style:parent-style-name="Text_20_body" style:list-style-name="L7">
      <style:paragraph-properties fo:padding="0.049cm" fo:border="0.06pt solid #d9d9e3"/>
    </style:style>
    <style:style style:name="P17" style:family="paragraph" style:parent-style-name="Text_20_body" style:list-style-name="L8">
      <style:paragraph-properties fo:margin-top="0cm" fo:margin-bottom="0cm" style:contextual-spacing="false" fo:padding="0.049cm" fo:border="0.06pt solid #d9d9e3"/>
    </style:style>
    <style:style style:name="P18" style:family="paragraph" style:parent-style-name="Text_20_body" style:list-style-name="L8">
      <style:paragraph-properties fo:padding="0.049cm" fo:border="0.06pt solid #d9d9e3"/>
    </style:style>
    <style:style style:name="P19" style:family="paragraph" style:parent-style-name="Text_20_body" style:list-style-name="L9">
      <style:paragraph-properties fo:margin-top="0cm" fo:margin-bottom="0cm" style:contextual-spacing="false" fo:padding="0.049cm" fo:border="0.06pt solid #d9d9e3"/>
    </style:style>
    <style:style style:name="P20" style:family="paragraph" style:parent-style-name="Text_20_body" style:list-style-name="L9">
      <style:paragraph-properties fo:padding="0.049cm" fo:border="0.06pt solid #d9d9e3"/>
    </style:style>
    <style:style style:name="P21" style:family="paragraph" style:parent-style-name="Text_20_body" style:list-style-name="L10">
      <style:paragraph-properties fo:margin-top="0cm" fo:margin-bottom="0cm" style:contextual-spacing="false" fo:padding="0.049cm" fo:border="0.06pt solid #d9d9e3"/>
    </style:style>
    <style:style style:name="P22" style:family="paragraph" style:parent-style-name="Text_20_body" style:list-style-name="L10">
      <style:paragraph-properties fo:padding="0.049cm" fo:border="0.06pt solid #d9d9e3"/>
    </style:style>
    <style:style style:name="P23" style:family="paragraph" style:parent-style-name="Text_20_body">
      <style:paragraph-properties fo:padding="0.049cm" fo:border="0.06pt solid #d9d9e3"/>
      <style:text-properties officeooo:paragraph-rsid="001d3b44"/>
    </style:style>
    <style:style style:name="P24" style:family="paragraph" style:parent-style-name="Text_20_body">
      <style:text-properties loext:padding="0.049cm" loext:border="0.06pt solid #d9d9e3"/>
    </style:style>
    <style:style style:name="P25" style:family="paragraph" style:parent-style-name="Text_20_body">
      <style:paragraph-properties fo:padding="0.049cm" fo:border="0.06pt solid #d9d9e3"/>
      <style:text-properties loext:padding="0.049cm" loext:border="0.06pt solid #d9d9e3"/>
    </style:style>
    <style:style style:name="P26" style:family="paragraph" style:parent-style-name="Text_20_body" style:list-style-name="L11">
      <style:paragraph-properties fo:padding="0.049cm" fo:border="0.06pt solid #d9d9e3"/>
    </style:style>
    <style:style style:name="P27" style:family="paragraph" style:parent-style-name="Text_20_body" style:list-style-name="L12">
      <style:paragraph-properties fo:padding="0.049cm" fo:border="0.06pt solid #d9d9e3"/>
    </style:style>
    <style:style style:name="P28" style:family="paragraph" style:parent-style-name="Text_20_body" style:list-style-name="L13">
      <style:paragraph-properties fo:padding="0.049cm" fo:border="0.06pt solid #d9d9e3"/>
    </style:style>
    <style:style style:name="P29" style:family="paragraph" style:parent-style-name="Text_20_body" style:list-style-name="L14">
      <style:paragraph-properties fo:margin-top="0cm" fo:margin-bottom="0cm" style:contextual-spacing="false" fo:padding="0.049cm" fo:border="0.06pt solid #d9d9e3"/>
    </style:style>
    <style:style style:name="P30" style:family="paragraph" style:parent-style-name="Text_20_body" style:list-style-name="L14">
      <style:paragraph-properties fo:padding="0.049cm" fo:border="0.06pt solid #d9d9e3"/>
    </style:style>
    <style:style style:name="P31" style:family="paragraph" style:parent-style-name="Text_20_body" style:list-style-name="L15">
      <style:paragraph-properties fo:padding="0.049cm" fo:border="0.06pt solid #d9d9e3"/>
    </style:style>
    <style:style style:name="P32" style:family="paragraph" style:parent-style-name="Text_20_body" style:list-style-name="L16">
      <style:paragraph-properties fo:margin-top="0cm" fo:margin-bottom="0cm" style:contextual-spacing="false" fo:padding="0.049cm" fo:border="0.06pt solid #d9d9e3"/>
    </style:style>
    <style:style style:name="P33" style:family="paragraph" style:parent-style-name="Text_20_body" style:list-style-name="L16">
      <style:paragraph-properties fo:padding="0.049cm" fo:border="0.06pt solid #d9d9e3"/>
    </style:style>
    <style:style style:name="P34" style:family="paragraph" style:parent-style-name="Text_20_body" style:list-style-name="L17">
      <style:paragraph-properties fo:padding="0.049cm" fo:border="0.06pt solid #d9d9e3"/>
    </style:style>
    <style:style style:name="P35" style:family="paragraph" style:parent-style-name="Text_20_body" style:list-style-name="L18">
      <style:paragraph-properties fo:margin-top="0cm" fo:margin-bottom="0cm" style:contextual-spacing="false" fo:padding="0.049cm" fo:border="0.06pt solid #d9d9e3"/>
    </style:style>
    <style:style style:name="P36" style:family="paragraph" style:parent-style-name="Text_20_body" style:list-style-name="L18">
      <style:paragraph-properties fo:padding="0.049cm" fo:border="0.06pt solid #d9d9e3"/>
    </style:style>
    <style:style style:name="P37" style:family="paragraph" style:parent-style-name="Text_20_body" style:list-style-name="L19">
      <style:paragraph-properties fo:padding="0.049cm" fo:border="0.06pt solid #d9d9e3"/>
    </style:style>
    <style:style style:name="P38" style:family="paragraph" style:parent-style-name="Text_20_body" style:list-style-name="L20">
      <style:paragraph-properties fo:padding="0.049cm" fo:border="0.06pt solid #d9d9e3"/>
    </style:style>
    <style:style style:name="P39" style:family="paragraph" style:parent-style-name="Text_20_body" style:list-style-name="L21">
      <style:paragraph-properties fo:padding="0.049cm" fo:border="0.06pt solid #d9d9e3"/>
    </style:style>
    <style:style style:name="P40" style:family="paragraph" style:parent-style-name="Text_20_body" style:list-style-name="L22">
      <style:paragraph-properties fo:margin-top="0cm" fo:margin-bottom="0cm" style:contextual-spacing="false" fo:padding="0.049cm" fo:border="0.06pt solid #d9d9e3"/>
    </style:style>
    <style:style style:name="P41" style:family="paragraph" style:parent-style-name="Text_20_body" style:list-style-name="L22">
      <style:paragraph-properties fo:padding="0.049cm" fo: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0">Voici une explication basique des concepts liés à l'analyse et la conception de base de données avec une approche de la décomposition fonctionnelle (méthode Merise), suivie d'une explication plus détaillée de ses différentes étapes, avantages et inconvénients.</text:p>
      <text:p text:style-name="P10">Concepts de base :</text:p>
      <text:list xml:id="list2992927050" text:style-name="L1">
        <text:list-header>
          <text:p text:style-name="P2">Analyse et conception de base de données : Il s'agit du processus de modélisation des</text:p>
          <text:p text:style-name="P2">données pour représenter les différents aspects d'un système d'information.</text:p>
          <text:p text:style-name="P2">Approche de la décomposition fonctionnelle : Il s'agit d'une approche de conception qui consiste à diviser un système en sous-systèmes fonctionnels pour faciliter sa compréhension et sa modélisation.</text:p>
          <text:p text:style-name="P3">Méthode Merise : Il s'agit d'une méthode d'analyse et de conception de bases de données, basée sur l'approche de la décomposition fonctionnelle.</text:p>
        </text:list-header>
      </text:list>
      <text:p text:style-name="P1">Explication détaillée : La méthode Merise est une méthode d'analyse et de conception de bases de données développée en France dans les années 70. Elle utilise une approche de la décomposition fonctionnelle pour diviser un système en sous-systèmes fonctionnels, et ainsi faciliter sa modélisation.</text:p>
      <text:p text:style-name="P1">La méthode Merise se compose de plusieurs étapes, notamment :</text:p>
      <text:list xml:id="list4198177271" text:style-name="L2">
        <text:list-item>
          <text:p text:style-name="P4">L'analyse des besoins : Il s'agit de l'étape de collecte des besoins des utilisateurs, des objectifs du système et des contraintes techniques et fonctionnelles.</text:p>
        </text:list-item>
        <text:list-item>
          <text:p text:style-name="P4">La spécification des exigences : Il s'agit de l'étape de formalisation des besoins en termes de fonctionnalités attendues, d'entités impliquées et de relations entre ces entités.</text:p>
        </text:list-item>
        <text:list-item>
          <text:p text:style-name="P4">La conception préliminaire : Il s'agit de l'étape de définition des sous-systèmes fonctionnels et de leur interdépendance.</text:p>
        </text:list-item>
        <text:list-item>
          <text:p text:style-name="P4">La conception détaillée : Il s'agit de l'étape de conception détaillée de chaque sous-système, en utilisant des diagrammes de flux de données, des diagrammes entité-association, etc.</text:p>
        </text:list-item>
        <text:list-item>
          <text:p text:style-name="P5">La mise en œuvre : Il s'agit de l'étape de réalisation effective du système, en utilisant un langage de programmation et un système de gestion de base de données.</text:p>
        </text:list-item>
      </text:list>
      <text:p text:style-name="P1">Les avantages de la méthode Merise sont nombreux :</text:p>
      <text:list xml:id="list2140635337" text:style-name="L3">
        <text:list-item>
          <text:p text:style-name="P6">Elle permet une modélisation claire et précise du système, en utilisant des diagrammes et des représentations graphiques.</text:p>
        </text:list-item>
        <text:list-item>
          <text:p text:style-name="P6">Elle facilite la communication entre les parties prenantes, en utilisant un langage commun pour décrire les besoins et les fonctionnalités attendues.</text:p>
        </text:list-item>
        <text:list-item>
          <text:p text:style-name="P6">Elle permet une conception modulaire et évolutive du système, en divisant le système en sous-systèmes fonctionnels.</text:p>
        </text:list-item>
        <text:list-item>
          <text:p text:style-name="P7"><text:soft-page-break/>Elle permet une validation précoce des choix de conception, en identifiant les erreurs et les incohérences dès les premières étapes.</text:p>
        </text:list-item>
      </text:list>
      <text:p text:style-name="P1">Cependant, la méthode Merise présente également certains inconvénients :</text:p>
      <text:list xml:id="list2429483545" text:style-name="L4">
        <text:list-item>
          <text:p text:style-name="P8">Elle peut être coûteuse et chronophage, en raison du grand nombre d'étapes et de documents requis pour la conception complète d'un système.</text:p>
        </text:list-item>
        <text:list-item>
          <text:p text:style-name="P8">Elle peut être rigide et difficile à adapter à des changements de besoins, car elle repose sur une analyse préalable exhaustive.</text:p>
        </text:list-item>
        <text:list-item>
          <text:p text:style-name="P9">Elle peut nécessiter une expertise technique et fonctionnelle importante pour être mise en œuvre efficacement.</text:p>
        </text:list-item>
      </text:list>
      <text:p text:style-name="Standard"/>
      <text:p text:style-name="Standard"/>
      <text:p text:style-name="Standard"/>
      <text:p text:style-name="Standard"/>
      <text:p text:style-name="Standard"/>
      <text:p text:style-name="Standard"/>
      <text:p text:style-name="Standard"/>
      <text:p text:style-name="P1">Voici une explication détaillée des concepts liés à l'approche orientée objet avec UML, suivie d'une analyse comparative entre la méthode Merise et UML en termes de démarche, avantages et inconvénients.</text:p>
      <text:p text:style-name="P1">Approche orientée objet avec UML : L'approche orientée objet est un paradigme de programmation qui modélise les systèmes informatiques en utilisant des objets qui ont des caractéristiques (attributs) et des comportements (méthodes). UML (Unified Modeling Language) est un langage de modélisation graphique standardisé utilisé pour concevoir et documenter des systèmes orientés objet.</text:p>
      <text:p text:style-name="P1">Démarche : La démarche de l'approche orientée objet avec UML comprend les étapes suivantes :</text:p>
      <text:list xml:id="list2492726216" text:style-name="L5">
        <text:list-item>
          <text:p text:style-name="P11">Analyse des besoins : Collecte des exigences du système et identification des objets clés impliqués.</text:p>
        </text:list-item>
        <text:list-item>
          <text:p text:style-name="P11">Modélisation des classes : Définition des classes qui représentent les objets et leur structure interne, y compris les attributs et les méthodes.</text:p>
        </text:list-item>
        <text:list-item>
          <text:p text:style-name="P11">Modélisation des relations : Définition des relations entre les classes, telles que l'héritage, l'agrégation, l'association, etc.</text:p>
        </text:list-item>
        <text:list-item>
          <text:p text:style-name="P11">Modélisation du comportement : Définition des interactions et du flux de contrôle entre les objets en utilisant des diagrammes de séquence, des diagrammes d'activité, etc.</text:p>
        </text:list-item>
        <text:list-item>
          <text:p text:style-name="P12">Modélisation de l'architecture : Définition de l'architecture logicielle globale du système en utilisant des diagrammes de composants, des diagrammes de déploiement, etc.</text:p>
        </text:list-item>
      </text:list>
      <text:p text:style-name="P1">Avantages de l'approche orientée objet avec UML :</text:p>
      <text:list xml:id="list59798844" text:style-name="L6">
        <text:list-item>
          <text:p text:style-name="P13">Abstraction et modularité : Permet de modéliser des systèmes complexes en utilisant des objets abstraits et en les regroupant en modules réutilisables.</text:p>
        </text:list-item>
        <text:list-item>
          <text:p text:style-name="P13">Réutilisabilité : Les classes et les objets peuvent être réutilisés dans différents projets, ce qui accélère le développement logiciel.</text:p>
        </text:list-item>
        <text:list-item>
          <text:p text:style-name="P13">Encapsulation : Les objets encapsulent à la fois les données et les méthodes, ce qui permet de maintenir l'intégrité des données et de cacher les détails internes.</text:p>
        </text:list-item>
        <text:list-item>
          <text:p text:style-name="P13"><text:soft-page-break/>Flexibilité et extensibilité : Permet des modifications et des ajouts faciles grâce à l'héritage, la polymorphisme et la composition.</text:p>
        </text:list-item>
        <text:list-item>
          <text:p text:style-name="P14">Communication efficace : UML fournit des diagrammes graphiques qui facilitent la communication entre les parties prenantes techniques et non techniques.</text:p>
        </text:list-item>
      </text:list>
      <text:p text:style-name="P1">Inconvénients de l'approche orientée objet avec UML :</text:p>
      <text:list xml:id="list1316875269" text:style-name="L7">
        <text:list-item>
          <text:p text:style-name="P15">Complexité : L'approche orientée objet et UML peuvent être complexes à comprendre et à maîtriser, surtout pour les débutants.</text:p>
        </text:list-item>
        <text:list-item>
          <text:p text:style-name="P15">Surdimensionnement : Pour les petits projets, l'utilisation complète de l'approche orientée objet et UML peut être excessive et entraîner un surdimensionnement.</text:p>
        </text:list-item>
        <text:list-item>
          <text:p text:style-name="P15">Temps et coût : La modélisation complète d'un système avec UML peut nécessiter du temps et des ressources considérables.</text:p>
        </text:list-item>
        <text:list-item>
          <text:p text:style-name="P16">Surcharge de documentation : La méthode UML encourage la création de nombreux documents et diagrammes, ce qui peut entraîner une surcharge de documentation.</text:p>
        </text:list-item>
      </text:list>
      <text:p text:style-name="P23"/>
      <text:p text:style-name="P23"/>
      <text:p text:style-name="P23"/>
      <text:p text:style-name="P23"/>
      <text:p text:style-name="P1">Voici une étude comparative entre la méthode Merise et UML :</text:p>
      <text:p text:style-name="P1">Méthode Merise :</text:p>
      <text:list xml:id="list2993899899" text:style-name="L8">
        <text:list-item>
          <text:p text:style-name="P17">Démarche : La méthode Merise suit une approche descendante de haut en bas, en commençant par l'analyse fonctionnelle puis en passant à la conception conceptuelle et physique.</text:p>
        </text:list-item>
        <text:list-item>
          <text:p text:style-name="P17">Modèle conceptuel des données (MCD) : Merise met l'accent sur la modélisation des données en utilisant le MCD pour représenter les entités, les relations et les contraintes.</text:p>
        </text:list-item>
        <text:list-item>
          <text:p text:style-name="P17">Modèle conceptuel des traitements (MCT) : Merise considère également les traitements, représentant les opérations sur les données, à travers le MCT.</text:p>
        </text:list-item>
        <text:list-item>
          <text:p text:style-name="P17">Orientée processus : Merise se concentre sur la modélisation des processus métier et l'organisation des traitements.</text:p>
        </text:list-item>
        <text:list-item>
          <text:p text:style-name="P18">Formalisme : Merise utilise principalement des diagrammes de flux de données (DFD), des diagrammes entité-association (EA) et des diagrammes de flux de traitements (DFT) pour représenter les différentes vues du système.</text:p>
        </text:list-item>
      </text:list>
      <text:p text:style-name="P1">UML (Unified Modeling Language) :</text:p>
      <text:list xml:id="list1429176979" text:style-name="L9">
        <text:list-item>
          <text:p text:style-name="P19">Démarche : UML suit une approche ascendante de bas en haut, en commençant par la modélisation des classes et en se développant vers d'autres aspects tels que les interactions, le déploiement et les états.</text:p>
        </text:list-item>
        <text:list-item>
          <text:p text:style-name="P19">Modèle de classes : UML met l'accent sur la modélisation des classes, des objets, des attributs et des méthodes pour représenter la structure statique du système.</text:p>
        </text:list-item>
        <text:list-item>
          <text:p text:style-name="P19"><text:soft-page-break/>Modèles de comportement : UML permet de modéliser les interactions et les comportements du système à travers les diagrammes de séquence, les diagrammes d'activité et les diagrammes d'états-transitions.</text:p>
        </text:list-item>
        <text:list-item>
          <text:p text:style-name="P19">Orientée objet : UML se concentre sur la modélisation des objets, de leurs relations et de leur comportement.</text:p>
        </text:list-item>
        <text:list-item>
          <text:p text:style-name="P20">Formalisme : UML utilise une variété de diagrammes, tels que les diagrammes de classes, les diagrammes de séquence, les diagrammes d'activité, les diagrammes de déploiement, etc., pour représenter les différentes vues du système.</text:p>
        </text:list-item>
      </text:list>
      <text:p text:style-name="P1">Comparaison :</text:p>
      <text:list xml:id="list2060151051" text:style-name="L10">
        <text:list-item>
          <text:p text:style-name="P21">Abstraction : UML offre une plus grande abstraction en permettant la modélisation de plusieurs aspects d'un système, y compris les classes, les objets, les interactions et les comportements, tandis que Merise se concentre principalement sur la modélisation des données et des processus métier.</text:p>
        </text:list-item>
        <text:list-item>
          <text:p text:style-name="P21">Réutilisabilité : UML favorise la réutilisabilité des classes et des objets grâce à l'héritage et au polymorphisme, tandis que Merise met moins l'accent sur la réutilisabilité.</text:p>
        </text:list-item>
        <text:list-item>
          <text:p text:style-name="P21">Flexibilité : UML offre une plus grande flexibilité en permettant des changements plus faciles grâce à la modélisation orientée objet, tandis que Merise peut être moins flexible en raison de son approche plus structurée.</text:p>
        </text:list-item>
        <text:list-item>
          <text:p text:style-name="P22">Documentation : UML peut générer une plus grande quantité de documentation en raison de sa variété de diagrammes, tandis que Merise peut être plus concis dans sa documentation en se concentrant sur les aspects clés de la modélisation des données et des processus.</text:p>
        </text:list-item>
      </text:list>
      <text:p text:style-name="Standard"/>
      <text:p text:style-name="P25">En conclusion, la méthode Merise et UML sont deux approches de modélisation utilisées dans le domaine de l'analyse et de la conception de systèmes d'information. La méthode Merise se concentre principalement sur la modélisation des données et des processus métier, en mettant l'accent sur les diagrammes de flux de données, les diagrammes entité-association et les diagrammes de flux de traitements. Elle est particulièrement adaptée aux projets où la gestion des données et des processus métier est primordiale.</text:p>
      <text:p text:style-name="P25">UML, quant à lui, offre une approche plus complète et flexible pour la modélisation des systèmes orientés objet. Il permet de représenter les classes, les objets, les relations, les interactions et les comportements du système à travers une variété de diagrammes, tels que les diagrammes de classes, les diagrammes de séquence, les diagrammes d'activité, les diagrammes de déploiement, etc. UML est souvent utilisé pour les projets qui nécessitent une modélisation détaillée des aspects orientés objet et qui visent la réutilisabilité et la flexibilité.</text:p>
      <text:p text:style-name="P25">Le choix entre Merise et UML dépend des besoins et des caractéristiques du projet. Si la modélisation des données et des processus métier est la priorité, la méthode Merise peut être préférée. Si le système est orienté objet et nécessite une modélisation plus complète et flexible, UML est plus adapté. Il est également possible d'utiliser une combinaison des deux approches selon les besoins spécifiques du projet.</text:p>
      <text:p text:style-name="P24"><text:soft-page-break/>Approche 4 vues :</text:p>
      <text:p text:style-name="P1">UML adopte une approche en 4 vues pour la modélisation des systèmes. Ces vues sont :</text:p>
      <text:list xml:id="list485103296" text:style-name="L11">
        <text:list-item>
          <text:p text:style-name="P26">Vue logique : Cette vue se concentre sur la modélisation des classes, des objets, des relations et des comportements. Les diagrammes de classes, de séquence, d'activité, d'états et de communications font partie de cette vue.</text:p>
        </text:list-item>
        <text:list-item>
          <text:p text:style-name="P26">Vue des processus : Cette vue se concentre sur la modélisation des processus métier. Les diagrammes de flux de données, de flux de contrôle et de flux de traitements font partie de cette vue.</text:p>
        </text:list-item>
        <text:list-item>
          <text:p text:style-name="P26">Vue de composants : Cette vue se concentre sur la modélisation des composants logiciels et de leurs relations. Les diagrammes de composants, de déploiement et de packages font partie de cette vue.</text:p>
        </text:list-item>
        <text:list-item>
          <text:p text:style-name="P26">Vue de déploiement : Cette vue se concentre sur la modélisation de la configuration matérielle et logicielle sur laquelle le système est déployé. Les diagrammes de déploiement font partie de cette vue.</text:p>
        </text:list-item>
        <text:list-item>
          <text:p text:style-name="P26">Vue des besoins : Cette vue se concentre sur la modélisation des besoins des utilisateurs et des stakeholders. Les cas d'utilisation, les diagrammes de séquences d'utilisation, les diagrammes d'activité d'utilisation et les diagrammes de classes d'analyse font partie de cette vue.</text:p>
        </text:list-item>
      </text:list>
      <text:p text:style-name="P1">Chacune de ces vues fournit une perspective unique sur le système, et la combinaison de toutes les vues permet une modélisation complète du système.</text:p>
      <text:p text:style-name="P1">Les 13 diagrammes UML :</text:p>
      <text:list xml:id="list2807772967" text:style-name="L12">
        <text:list-item>
          <text:p text:style-name="P27">Diagramme de cas d'utilisation : Modélise les cas d'utilisation du système.</text:p>
        </text:list-item>
        <text:list-item>
          <text:p text:style-name="P27">Diagramme de classes : Modélise les classes, les attributs et les relations entre les classes.</text:p>
        </text:list-item>
        <text:list-item>
          <text:p text:style-name="P27">Diagramme d'objets : Modélise les instances d'objets et leurs relations.</text:p>
        </text:list-item>
        <text:list-item>
          <text:p text:style-name="P27">Diagramme de séquence : Modélise les interactions entre les objets dans une séquence chronologique.</text:p>
        </text:list-item>
        <text:list-item>
          <text:p text:style-name="P27">Diagramme de collaboration : Modélise les interactions entre les objets dans un contexte particulier.</text:p>
        </text:list-item>
        <text:list-item>
          <text:p text:style-name="P27">Diagramme d'états : Modélise les états et les transitions des objets.</text:p>
        </text:list-item>
        <text:list-item>
          <text:p text:style-name="P27">Diagramme d'activité : Modélise les activités et les actions du système.</text:p>
        </text:list-item>
        <text:list-item>
          <text:p text:style-name="P27">Diagramme de déploiement : Modélise la configuration matérielle et logicielle sur laquelle le système est déployé.</text:p>
        </text:list-item>
        <text:list-item>
          <text:p text:style-name="P27">Diagramme de composants : Modélise les composants logiciels et leurs relations.</text:p>
        </text:list-item>
        <text:list-item>
          <text:p text:style-name="P27">Diagramme de packages : Modélise les packages et leur structure.</text:p>
        </text:list-item>
        <text:list-item>
          <text:p text:style-name="P27">Diagramme de profil : Modélise les profils UML personnalisés.</text:p>
        </text:list-item>
        <text:list-item>
          <text:p text:style-name="P27">Diagramme de temps : Modélise les aspects temporels du système.</text:p>
        </text:list-item>
        <text:list-item>
          <text:p text:style-name="P27"><text:soft-page-break/>Diagramme d'interaction générale : Modélise les interactions entre les vues.</text:p>
        </text:list-item>
      </text:list>
      <text:p text:style-name="P1">Classification des diagrammes par aspect et par vue :</text:p>
      <text:p text:style-name="P1">Les diagrammes UML peuvent être classés en fonction de leur aspect (fonctionnel ou architecture) et de leur vue.</text:p>
      <text:p text:style-name="P1">En termes d'aspect, les diagrammes fonctionnels sont ceux qui modélisent les aspects du système qui sont liés aux processus métier, aux besoins des utilisateurs et aux interactions entre les acteurs. Les diagrammes d'architecture modélisent les aspects techniques du système, tels que la structure des classes, les composants logiciels, la configuration matérielle et logicielle, etc.</text:p>
      <text:p text:style-name="P24"/>
      <text:p text:style-name="P24"/>
      <text:p text:style-name="P24">En termes de vue, les diagrammes UML peuvent être classés en fonction de la perspective qu'ils offrent sur le système. Voici une classification basée sur les vues principales :</text:p>
      <text:list xml:id="list10119548" text:style-name="L13">
        <text:list-item>
          <text:p text:style-name="P28">Vue logique :</text:p>
        </text:list-item>
      </text:list>
      <text:list xml:id="list833031602" text:style-name="L14">
        <text:list-item>
          <text:p text:style-name="P29">Diagramme de cas d'utilisation</text:p>
        </text:list-item>
        <text:list-item>
          <text:p text:style-name="P29">Diagramme de classes</text:p>
        </text:list-item>
        <text:list-item>
          <text:p text:style-name="P29">Diagramme d'objets</text:p>
        </text:list-item>
        <text:list-item>
          <text:p text:style-name="P29">Diagramme de séquence</text:p>
        </text:list-item>
        <text:list-item>
          <text:p text:style-name="P29">Diagramme de collaboration</text:p>
        </text:list-item>
        <text:list-item>
          <text:p text:style-name="P29">Diagramme d'états</text:p>
        </text:list-item>
        <text:list-item>
          <text:p text:style-name="P30">Diagramme d'activité</text:p>
        </text:list-item>
      </text:list>
      <text:list xml:id="list1044907919" text:style-name="L15">
        <text:list-item>
          <text:p text:style-name="P31">Vue des processus :</text:p>
        </text:list-item>
      </text:list>
      <text:list xml:id="list4004774541" text:style-name="L16">
        <text:list-item>
          <text:p text:style-name="P32">Diagramme de cas d'utilisation</text:p>
        </text:list-item>
        <text:list-item>
          <text:p text:style-name="P32">Diagramme de séquence</text:p>
        </text:list-item>
        <text:list-item>
          <text:p text:style-name="P32">Diagramme de collaboration</text:p>
        </text:list-item>
        <text:list-item>
          <text:p text:style-name="P32">Diagramme d'états</text:p>
        </text:list-item>
        <text:list-item>
          <text:p text:style-name="P32">Diagramme d'activité</text:p>
        </text:list-item>
        <text:list-item>
          <text:p text:style-name="P32">Diagramme de flux de données</text:p>
        </text:list-item>
        <text:list-item>
          <text:p text:style-name="P32">Diagramme de flux de contrôle</text:p>
        </text:list-item>
        <text:list-item>
          <text:p text:style-name="P33">Diagramme de flux de traitements</text:p>
        </text:list-item>
      </text:list>
      <text:list xml:id="list1900086593" text:style-name="L17">
        <text:list-item>
          <text:p text:style-name="P34">Vue de composants :</text:p>
        </text:list-item>
      </text:list>
      <text:list xml:id="list2371094489" text:style-name="L18">
        <text:list-item>
          <text:p text:style-name="P35">Diagramme de composants</text:p>
        </text:list-item>
        <text:list-item>
          <text:p text:style-name="P35">Diagramme de déploiement</text:p>
        </text:list-item>
        <text:list-item>
          <text:p text:style-name="P36">Diagramme de packages</text:p>
        </text:list-item>
      </text:list>
      <text:list xml:id="list3274053755" text:style-name="L19">
        <text:list-item>
          <text:p text:style-name="P37">Vue de déploiement :</text:p>
        </text:list-item>
      </text:list>
      <text:list xml:id="list2443123863" text:style-name="L20">
        <text:list-item>
          <text:p text:style-name="P38">Diagramme de déploiement</text:p>
        </text:list-item>
      </text:list>
      <text:list xml:id="list2605197311" text:style-name="L21">
        <text:list-item>
          <text:p text:style-name="P39">Vue des besoins :</text:p>
        </text:list-item>
      </text:list>
      <text:list xml:id="list437011002" text:style-name="L22">
        <text:list-item>
          <text:p text:style-name="P40">Diagramme de cas d'utilisation</text:p>
        </text:list-item>
        <text:list-item>
          <text:p text:style-name="P40">Diagramme de séquences d'utilisation</text:p>
        </text:list-item>
        <text:list-item>
          <text:p text:style-name="P40"><text:soft-page-break/>Diagramme d'activité d'utilisation</text:p>
        </text:list-item>
        <text:list-item>
          <text:p text:style-name="P41">Diagramme de classes d'analyse</text:p>
        </text:list-item>
      </text:list>
      <text:p text:style-name="P1">Il convient de noter que certains diagrammes peuvent être utilisés dans plusieurs vues pour représenter différents aspects du système. Par exemple, le diagramme de cas d'utilisation peut être utilisé dans toutes les vues pour représenter les fonctionnalités du système du point de vue des utilisateurs. De même, le diagramme de séquence peut être utilisé dans les vues logique et des processus pour modéliser les interactions entre les objets. La sélection des diagrammes à utiliser dépendra des besoins spécifiques du projet et de la vue nécessaire pour représenter les aspects pertinents du système.</text:p>
      <text:p text:style-name="P24"/>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3T17:11:27.901876178</meta:creation-date>
    <dc:date>2023-05-03T18:20:27.105720632</dc:date>
    <meta:editing-duration>PT8M38S</meta:editing-duration>
    <meta:editing-cycles>1</meta:editing-cycles>
    <meta:document-statistic meta:table-count="0" meta:image-count="0" meta:object-count="0" meta:page-count="7" meta:paragraph-count="117" meta:word-count="2254" meta:character-count="14570" meta:non-whitespace-character-count="12519"/>
    <meta:generator>LibreOffice/7.3.7.2$Linux_X86_64 LibreOffice_project/30$Build-2</meta:generator>
  </office:meta>
</office:document-meta>
</file>